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rieristic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wiev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gyógytornászok, szakápolók, no loans should be taken etc.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i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j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s can see is the opposite of the phrases: learning is merely a due, while career, success is mostly independent from it – this is immediately visible on the school and the teacher compared to examples taken from the local environment and films.</text:p>
      <text:p text:style-name="P15"/>
      <text:p text:style-name="P15">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P15">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8">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7">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7">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7">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P15">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P20" text:outline-level="2">Szétguruló közösségek</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6">A hajó csodálatos sebességgel hasította a tengert. Távolról, nagyon homályosan a gomolygó párák között a Bengáli-öböl csipkézett partjai tűntek fel. Most mintha kissé világosabb lenne az ég.</text:p>
      <text:p text:style-name="P36">- Hé, Fred! Nézz csak hátra, az istenért!</text:p>
      <text:p text:style-name="P36">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6">De mikor megfordult, neki is melege lett kissé.</text:p>
      <text:p text:style-name="P36"/>
      <text:p text:style-name="P37">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6">Gyors rántás a fogantyún: "Lassíts! Félgőz! Balra!"</text:p>
      <text:p text:style-name="P36">Jön a ciklon!</text:p>
      <text:p text:style-name="P36">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6">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6">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8"><text:tab/>(Rejtő Jenő: Az elveszett cirkáló)</text:p>
      <text:h text:style-name="P39"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40"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Szétguruló közösségek</text:chapter></text:span></text:p>
      </style:header>
      <style:footer>
        <text:p text:style-name="P2"><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23T06:11:46</dc:date>
    <dc:language>hu-HU</dc:language>
    <meta:editing-cycles>766</meta:editing-cycles>
    <meta:editing-duration>P88DT22H37M13S</meta:editing-duration>
    <meta:user-defined meta:name="Ver">0.9</meta:user-defined>
    <meta:user-defined meta:name="Info 2"/>
    <meta:user-defined meta:name="Info 3"/>
    <meta:user-defined meta:name="Info 4"/>
    <meta:document-statistic meta:table-count="1" meta:image-count="1" meta:object-count="0" meta:page-count="215" meta:paragraph-count="928" meta:word-count="61812" meta:character-count="446495"/>
  </office:meta>
</office:document-meta>
</file>